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2" svg:font-family="'Angsana New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egoe UI Mono" svg:font-family="'Segoe UI Mono'" style:font-family-generic="modern" style:font-pitch="fixed"/>
    <style:font-face style:name="Angsana New" svg:font-family="'Angsana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FreesiaUPC" svg:font-family="FreesiaUPC" style:font-family-generic="swiss" style:font-pitch="variable"/>
    <style:font-face style:name="Leelawadee" svg:font-family="Leelawadee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icrosoft Sans Serif" fo:font-size="10pt" fo:background-color="#ff0000" style:font-size-asian="10pt" style:font-name-complex="Microsoft Sans Serif" style:font-size-complex="10pt"/>
    </style:style>
    <style:style style:name="P2" style:family="paragraph" style:parent-style-name="Preformatted_20_Text">
      <style:text-properties fo:color="#ffffff" style:font-name="Consolas" fo:font-size="10pt" officeooo:rsid="001d5e26" officeooo:paragraph-rsid="001d5e26" fo:background-color="#008000" style:font-size-asian="10pt" style:font-size-complex="10pt"/>
    </style:style>
    <style:style style:name="P3" style:family="paragraph" style:parent-style-name="Preformatted_20_Text">
      <style:text-properties style:font-name="Consolas" fo:font-size="10pt" officeooo:rsid="001d5e26" officeooo:paragraph-rsid="001d5e26" style:font-size-asian="10pt" style:font-size-complex="10pt"/>
    </style:style>
    <style:style style:name="P4" style:family="paragraph" style:parent-style-name="Preformatted_20_Text">
      <style:text-properties fo:color="#ff0000" style:font-name="Consolas" fo:font-size="10pt" officeooo:rsid="001d5e26" officeooo:paragraph-rsid="001d5e26" fo:background-color="transparent" style:font-size-asian="10pt" style:font-size-complex="10pt"/>
    </style:style>
    <style:style style:name="T1" style:family="text">
      <style:text-properties officeooo:rsid="001f8d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//&lt;!-- Major list. --/&gt;</text:p>
      <text:p text:style-name="P3">////////////////////////////////////////////////////////////</text:p>
      <text:p text:style-name="P3">// persia trade machanism.</text:p>
      <text:p text:style-name="P3"><text:tab/>- persia purchase =&gt; food, wood,</text:p>
      <text:p text:style-name="P3"><text:tab/>- persia sell =&gt; </text:p>
      <text:p text:style-name="P3"/>
      <text:p text:style-name="P3">&lt;!-- Release population when destruction building. (recalculation when game starting) </text:p>
      <text:p text:style-name="P3"><text:tab/>- call calculationNumberOfEmployed() when destuction method called.</text:p>
      <text:p text:style-name="P3"/>
      <text:p text:style-name="P3">&lt;!-- Town stage. &gt;&gt;&gt; <text:s/>Setting button ==&gt; back to main menu, options, pause, resume, quit,</text:p>
      <text:p text:style-name="P2">&lt;!-- [Market, Academy] can be built only once instance in city. </text:p>
      <text:p text:style-name="P2">&lt;!-- Academy require Town center level 5 for build it.</text:p>
      <text:p text:style-name="P3">&lt;!-- Remove Import goods form market trading list.</text:p>
      <text:p text:style-name="P1"><text:span text:style-name="T1">&lt;!-- โกดัง เก็บของไม่สมดุล</text:span></text:p>
      <text:p text:style-name="P3"/>
      <text:p text:style-name="P3"/>
      <text:p text:style-name="P3">//&lt;!-- "Barranks" features --&gt;</text:p>
      <text:p text:style-name="P3">- limit other troops even spearmans. Cannot train them until </text:p>
      <text:p text:style-name="P3"/>
      <text:p text:style-name="P3">//&lt;@-- "TaskManager.ForeignTab"</text:p>
      <text:p text:style-name="P3">&lt;!-- Send troops to target city. Calculation time to travel of troops.</text:p>
      <text:p text:style-name="P3"/>
      <text:p text:style-name="P3"/>
      <text:p text:style-name="P3">///&lt;!-- Minor list. --/&gt;</text:p>
      <text:p text:style-name="P3">/////////////////////////////////////////////////////////////</text:p>
      <text:p text:style-name="P3">&lt;!-- Show time process on building construction.</text:p>
      <text:p text:style-name="P3">&lt;!-- Notification of BuildingBeh not work properly when full construction queue.</text:p>
      <text:p text:style-name="P3"/>
      <text:p text:style-name="P3"/>
      <text:p text:style-name="P3">///&lt;!-- Features. --/&gt;</text:p>
      <text:p text:style-name="P3">#############################################################</text:p>
      <text:p text:style-name="P3">// Hall of frame.</text:p>
      <text:p text:style-name="P3"/>
      <text:p text:style-name="P3"/>
      <text:p text:style-name="P3">///&lt;!-- Clear list. --/&gt;</text:p>
      <text:p text:style-name="P3">/////////////////////////////////////////////////////////////</text:p>
      <text:p text:style-name="P3">&lt;!-- BuildingBeh should alway show building level.<text:tab/><text:tab/></text:p>
      <text:p text:style-name="P3">&lt;!-- buy building area to create more construction.</text:p>
      <text:p text:style-name="P3">&lt;!-- Can create smelter when player has towncenter level 5.</text:p>
      <text:p text:style-name="P3">&lt;!-- Automatic re calculation sum of employee from each building.</text:p>
      <text:p text:style-name="P3">&lt;!-- Setting sidebar want to add toggle fullscreen button // webplayer on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ngsana New2" svg:font-family="'Angsana New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egoe UI Mono" svg:font-family="'Segoe UI Mono'" style:font-family-generic="modern" style:font-pitch="fixed"/>
    <style:font-face style:name="Angsana New" svg:font-family="'Angsana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FreesiaUPC" svg:font-family="FreesiaUPC" style:font-family-generic="swiss" style:font-pitch="variable"/>
    <style:font-face style:name="Leelawadee" svg:font-family="Leelawadee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Cordia New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ngsana New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ngsana New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2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6T23:48:13.76</dc:date>
    <meta:generator>LibreOffice/3.6$Windows_x86 LibreOffice_project/58f22d5-270d05a-e2abed1-ea17a85-9b5702</meta:generator>
    <meta:editing-duration>PT39S</meta:editing-duration>
    <meta:editing-cycles>3</meta:editing-cycles>
    <meta:document-statistic meta:table-count="0" meta:image-count="0" meta:object-count="0" meta:page-count="1" meta:paragraph-count="30" meta:word-count="202" meta:character-count="1488" meta:non-whitespace-character-count="1313"/>
  </office:meta>
</office:document-meta>
</file>